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4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2" table:default-cell-style-name="ce12"/>
        <table:table-column table:style-name="co4" table:default-cell-style-name="ce9"/>
        <table:table-column table:style-name="co5" table:default-cell-style-name="ce15"/>
        <table:table-column table:style-name="co6" table:default-cell-style-name="ce9"/>
        <table:table-row table:style-name="ro1">
          <table:table-cell office:value-type="string" calcext:value-type="string">
            <text:p>16.11.21, 01:18</text:p>
          </table:table-cell>
          <table:table-cell/>
          <table:table-cell table:style-name="ce6" office:value-type="string" calcext:value-type="string">
            <text:p>Zustimmend</text:p>
          </table:table-cell>
          <table:table-cell table:style-name="ce11" office:value-type="string" calcext:value-type="string">
            <text:p>Ablehnend</text:p>
          </table:table-cell>
          <table:table-cell table:style-name="ce10" office:value-type="string" calcext:value-type="string">
            <text:p>Bezug Faktencheck</text:p>
          </table:table-cell>
          <table:table-cell table:style-name="ce14" office:value-type="string" calcext:value-type="string">
            <text:p>Neutral / nicht eindeutig zuweisbar</text:p>
          </table:table-cell>
          <table:table-cell table:style-name="ce10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dpa: XX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111 React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21 Kommentare 421 Mal getei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eacts innerhalb der Kommentare: 52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u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Nov. 2020 08:31:15 UT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eine andere Mementos dieser url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Alle Mementos von Domain www.facebook.com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number-columns-repeated="2"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office:value-type="string" calcext:value-type="string">
            <text:p>Bildschirmfoto</text:p>
          </table:table-cell>
          <table:table-cell/>
          <table:table-cell table:style-name="ce8"/>
          <table:table-cell table:style-name="ce13"/>
          <table:table-cell table:style-name="Default"/>
          <table:table-cell table:style-name="ce16"/>
          <table:table-cell table:style-name="Default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wnload .z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il or Pho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n Fehler oder Missbrauch mel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pen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ss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 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gn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got account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Musenbich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nglish (US) · Deutsch · Türkçe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ñol · Português (Brasil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vember 12 at 10:12 AM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ehen wir auf diesem Foto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 eine dekorierte Marx Halle in Wi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 die Sport Gala 2020, des heurigen Jahres, live aufgenommen a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.11.2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. lustig feiernde, klatschende und lachende Personen gewisser öffentlic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äsenz, die sich auch nach 20:00 Uhr noch vor die Türe wagen, währ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andere zu Hause einsper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. einen Blumenstrauß mit viel zu wenig Wasse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 einen betrunkenen Babyelefanten, der große Ähnlichkeit mit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österreichischem „Sp(r)itzen(r)politiker“ hat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rivacy · Impressum/Terms/NetzDG · Adverti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· Ad Choices · Cookies · M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 © 20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 Comments 421 Sh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mara Mirnegg Da sieht man wieder, dass wir alle gleich sind - nu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che sind Gleiche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ünde Muster "Alle Tiere sind gleich, aber manche sind gleicher"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e Orwell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olzer https://www.5min.at/.../veranstaltungsbranche.../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MIN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anstaltungs­branche entsetzt: „N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ow gilt wohl nicht für die Großen“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ildpaner Das ist gemein, Frank. Die drei leben in ein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ushalt, das weiss man.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an Holzer Martin Wildpa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k Musenbichler Martin Wildpaner Aso, sorry, das ist mi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hl entga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ildpaner Frank Musenbichler nix auskennen a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est po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archive.md/z8Wr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ehen wir auf diesem Foto? 1. eine... - Frank Musenbichler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k Musenbichler Martin Wildpaner so schaut’s aus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 meinem Ruf als Verschwörer gere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land Krinzinger Die nehmen uns nach Strich und Faden. W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en alle schön mit.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ole Lang Roland Krinzinger aufhören mitzuspielen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e weg und feiern gehen.. Wochenende ist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für gib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keinen besseren Tag als Freitag den 13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 · Edit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Sn Noch darf der normale Mensch bzw. Bürger doch noch in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reie und zur Arbeit was will man mehr soviel Freiheit und das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per SMS anzumelden... Coronavirus: Wer in Griechenland 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, muss SMS schicken | kurier.at - https://kurier.at/.../coronaviruswer-in.../4010899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URIER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ronavirus: Wer in Griechenland r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ll, muss SMS schicke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Kogler Freiwillig .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 Sn Maria Kogler Traurig aber Wahr. Die Impfung bei un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rd doch auch Freiwillig sein oder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Seifriedsberger Und ein paar Abstandspappfiguren i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tergru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by Bla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archive.md/z8Wr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.11.21, 01: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sehen wir auf diesem Foto? 1. eine... - Frank Musenbichler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anca Wi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?, was ist denn da los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h wäre dort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ne eingeladen gewesen, obwohl ich gar nicht mehr so g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ys feiere.. und anstecken kann man sich dort anscheinend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mal ehrlich und Spaß bei Seite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verstehen einfach noch immer so extrem viele Menschen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enn nicht alle zusammen halten ändert sich auch gar nich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an bis endlich die heißbegehrte Impfung erhältlich ist und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t's uns allen an den "Kragen" 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heißt dann eine freiwillige Impfung , sorry für die Wortwahl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ist dann ein "Scheiss" freiwillig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das bis Dato noch nicht verstanden hat wird es nie versteh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e Oma zum Beispiel letzte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 Ja was willst du ma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u ab 20:00 Uhr nicht mehr das Haus, die Wohnung verla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fst?, dann musst du das so hinnehmen und das ist dann halt so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in Gesichtsausdru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ch hab so das Gefühl 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oßeltern (diese Generation) sind sicher nicht die einzigen die 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ken.. Haben viele keine Ahnung was sich sonst so abspie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er die Mainstream-Medi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alleine muss es aushalten.. aber gegen alle oder den Großte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Menschen in Österreich hat die Politik keine Chance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i Unger Und ich und viele andere sitzen daheim in Karantä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rd 14 Tage werden und das syntomfrei .mit Polizeikontrolle und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ern geht's noch,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l Schirard Doch die Empfehlung für Maske in Räumlichkei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ht wahrgenommen, für die ja unser Kogler so befürwortet hat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Walder du hast die Papieraufsteller vergess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sinds ein paar weniger , abet es schaut so aus als ob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unde hät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Vielgut-Titmas Diese Regierung vera****t uns so öffentli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immer noch glaubt der dumme Österreicher alles was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yelefant einem vors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cky Lup Frank Musenbich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sfrage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welchen der folgenden Punkte 5 Punkte könnte man das B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ordn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)Abwendung einer unmittelbaren Gefahr für Leib, Leb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tum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Betreuung von und Hilfeleistung für unterstützungsbedürfti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en sowie Ausübung familiärer Rechte und Erfüllung familiä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lichten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Deckung der notwendigen Grundbedürfnisse des täg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bens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)berufliche Zwecke, sofern das erforderlich is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)Aufenthalt im Freien zur körperlichen und psychischen Erholung,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archive.md/z8Wr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9" table:formula="of:=COUNTIF([.C$1:.C$1048576];&quot;X&quot;)" office:value-type="float" office:value="11" calcext:value-type="float">
            <text:p>11</text:p>
          </table:table-cell>
          <table:table-cell table:style-name="ce9"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9" table:formula="of:=COUNTIF([.F$1:.F$1048576];&quot;X&quot;)" office:value-type="float" office:value="10" calcext:value-type="float">
            <text:p>10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10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formula="of:=SUM(;[.C232];[.D232];[.F232])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style-name="ce9"/>
          <table:table-cell table:style-name="ce10" office:value-type="string" calcext:value-type="string">
            <text:p>Gesamt</text:p>
          </table:table-cell>
        </table:table-row>
        <table:table-row table:style-name="ro1" table:number-rows-repeated="10483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21:27:47.11019992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21:27:41.575973325</dc:date>
    <meta:editing-duration>PT33M18S</meta:editing-duration>
    <meta:editing-cycles>3</meta:editing-cycles>
    <meta:document-statistic meta:table-count="1" meta:cell-count="204" meta:object-count="0"/>
  </office:meta>
</office:document-meta>
</file>